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Web_20_API">
      <style:graphic-properties draw:textarea-horizontal-align="justify" draw:textarea-vertical-align="middle" draw:auto-grow-height="false" fo:min-height="1.27cm" fo:min-width="6.9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Web_20_API_20__28_small_29_">
      <style:graphic-properties draw:textarea-horizontal-align="justify" draw:textarea-vertical-align="middle" draw:auto-grow-height="false" fo:min-height="0.122cm" fo:min-width="1.58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14cm" fo:min-width="7.83cm" fo:padding-top="0.151cm" fo:padding-bottom="0.151cm" fo:padding-left="0.276cm" fo:padding-right="0.276cm" draw:shadow-opacity="0%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6.56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7cm"/>
    </style:style>
    <style:style style:name="gr11" style:family="graphic" style:parent-style-name="Misc_20_B">
      <style:graphic-properties draw:textarea-horizontal-align="justify" draw:textarea-vertical-align="middle" draw:auto-grow-height="false" fo:min-height="1.02cm" fo:min-width="7.3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37cm"/>
    </style:style>
    <style:style style:name="gr13" style:family="graphic" style:parent-style-name="AuthN">
      <style:graphic-properties draw:textarea-horizontal-align="justify" draw:textarea-vertical-align="middle" draw:auto-grow-height="false" fo:min-height="1.02cm" fo:min-width="7.349cm"/>
    </style:style>
    <style:style style:name="gr1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649cm" fo:min-width="7.798cm" fo:padding-top="0.151cm" fo:padding-bottom="0.151cm" fo:padding-left="0.276cm" fo:padding-right="0.276cm" draw:shadow-opacity="0%"/>
    </style:style>
    <style:style style:name="gr15" style:family="graphic" style:parent-style-name="AuthZ">
      <style:graphic-properties draw:textarea-horizontal-align="justify" draw:textarea-vertical-align="middle" draw:auto-grow-height="false" fo:min-height="0.98cm" fo:min-width="7.339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  <style:text-properties style:font-weight-asian="bold" style:font-weight-complex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0.319cm" svg:y="3.924cm">
          <draw:text-box>
            <text:p><text:span text:style-name="T1">SecurityFilterChain</text:span></text:p>
          </draw:text-box>
        </draw:frame>
        <draw:custom-shape draw:style-name="gr2" draw:text-style-name="P3" draw:layer="layout" svg:width="6.985cm" svg:height="1.27cm" svg:x="1.254cm" svg:y="7.35cm">
          <text:p text:style-name="P2"><text:span text:style-name="T2">ExceptionTranslation</text:span><text:span text:style-name="T2"><text:line-break/></text:span><text:span text:style-name="T2">Filt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54cm" svg:y1="6.056cm" svg:x2="4.754cm" svg:y2="7.199cm" svg:d="M4754 6056v1143" svg:viewBox="0 0 1 1144">
          <text:p/>
        </draw:connector>
        <draw:custom-shape draw:style-name="gr4" draw:text-style-name="P5" draw:layer="layout" svg:width="8.1cm" svg:height="6.187cm" svg:x="0.654cm" svg:y="4.8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704cm" svg:y="5.1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704cm" svg:y="5.6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704cm" svg:y="9.8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704cm" svg:y="10.418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54cm" svg:y1="8.757cm" svg:x2="4.754cm" svg:y2="9.9cm" svg:d="M4754 8757v1143" svg:viewBox="0 0 1 1144">
          <text:p/>
        </draw:connector>
        <draw:custom-shape draw:style-name="gr6" draw:text-style-name="P4" draw:layer="layout" svg:width="1.143cm" svg:height="1.143cm" svg:x="13.524cm" svg:y="11.0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4" draw:layer="layout" svg:x1="14.11cm" svg:y1="9.157cm" svg:x2="14.11cm" svg:y2="11.157cm">
          <text:p/>
        </draw:line>
        <draw:custom-shape draw:style-name="gr8" draw:text-style-name="P5" draw:layer="layout" svg:width="8.382cm" svg:height="5.442cm" svg:x="0.492cm" svg:y="14.2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7.112cm" svg:height="2.278cm" svg:x="10.57cm" svg:y="6.827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3.537cm" svg:height="1.673cm" svg:x="10.602cm" svg:y="9.309cm">
          <draw:text-box>
            <text:p><text:span text:style-name="T1">Security</text:span><text:span text:style-name="T1"><text:line-break/></text:span><text:span text:style-name="T1">Exception</text:span></text:p>
          </draw:text-box>
        </draw:frame>
        <draw:custom-shape draw:style-name="gr11" draw:text-style-name="P6" draw:layer="layout" svg:width="7.849cm" svg:height="1.27cm" svg:x="0.802cm" svg:y="16.267cm">
          <text:p text:style-name="P2"><text:span text:style-name="T1">Request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6.937cm" svg:height="1.673cm" svg:x="10.772cm" svg:y="7.178cm">
          <draw:text-box>
            <text:p text:style-name="P7"><text:span text:style-name="T1">Continue Processing</text:span><text:span text:style-name="T1"><text:line-break/></text:span><text:span text:style-name="T1">Request Normally</text:span></text:p>
          </draw:text-box>
        </draw:frame>
        <draw:line draw:style-name="gr7" draw:text-style-name="P4" draw:layer="layout" svg:x1="8.776cm" svg:y1="8.014cm" svg:x2="10.554cm" svg:y2="8.014cm">
          <text:p/>
        </draw:line>
        <draw:frame draw:style-name="gr1" draw:text-style-name="P1" draw:layer="layout" svg:width="8.382cm" svg:height="0.962cm" svg:x="0.492cm" svg:y="13.324cm">
          <draw:text-box>
            <text:p><text:span text:style-name="T1">Start Authentication</text:span></text:p>
          </draw:text-box>
        </draw:frame>
        <draw:custom-shape draw:style-name="gr13" draw:text-style-name="P6" draw:layer="layout" svg:width="7.849cm" svg:height="1.27cm" svg:x="0.802cm" svg:y="17.867cm">
          <text:p text:style-name="P2"><text:span text:style-name="T1">AuthenticationEntr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7.849cm" svg:height="1.27cm" svg:x="0.802cm" svg:y="14.467cm">
          <text:p text:style-name="P2"><text:span text:style-name="T1">SecurityContext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8.35cm" svg:height="1.951cm" svg:x="9.917cm" svg:y="15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321cm" svg:height="0.962cm" svg:x="9.833cm" svg:y="15.037cm">
          <draw:text-box>
            <text:p><text:span text:style-name="T1">Access Denied</text:span></text:p>
          </draw:text-box>
        </draw:frame>
        <draw:custom-shape draw:style-name="gr15" draw:text-style-name="P6" draw:layer="layout" svg:width="7.839cm" svg:height="1.23cm" svg:x="10.315cm" svg:y="16.18cm">
          <text:p text:style-name="P2"><text:span text:style-name="T1">AccessDenied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4.083cm" svg:y1="12.205cm" svg:x2="14.083cm" svg:y2="15.126cm">
          <text:p/>
        </draw:line>
        <draw:line draw:style-name="gr16" draw:text-style-name="P4" draw:layer="layout" svg:x1="4.683cm" svg:y1="12.684cm" svg:x2="14.083cm" svg:y2="12.71cm">
          <text:p/>
        </draw:line>
        <draw:line draw:style-name="gr7" draw:text-style-name="P4" draw:layer="layout" svg:x1="4.683cm" svg:y1="12.684cm" svg:x2="4.683cm" svg:y2="13.573cm">
          <text:p/>
        </draw:line>
        <draw:custom-shape draw:style-name="gr17" draw:text-style-name="P9" draw:layer="layout" svg:width="0.635cm" svg:height="0.635cm" svg:x="9.157cm" svg:y="7.252cm">
          <text:p text:style-name="P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5.22cm" svg:y="11.951cm">
          <text:p text:style-name="P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3.221cm" svg:y="13.348cm"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24:58.766399597</meta:creation-date>
    <meta:editing-duration>PT5M55S</meta:editing-duration>
    <meta:editing-cycles>2</meta:editing-cycles>
    <meta:generator>LibreOffice/6.0.7.3$Linux_X86_64 LibreOffice_project/00m0$Build-3</meta:generator>
    <dc:date>2020-02-27T13:30:53.963238998</dc:date>
    <meta:document-statistic meta:object-count="29"/>
    <meta:template xlink:type="simple" xlink:actuate="onRequest" xlink:title="palette" xlink:href="../../../../../../../../../../../../Templates/Spring/palette.otg" meta:date="2020-02-27T13:24:58.420287611"/>
  </office:meta>
</office:document-meta>
</file>